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8.95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>
            <text:p>CPU cycles</text:p>
          </table:table-cell>
          <table:table-cell office:value-type="string">
            <text:p>temps</text:p>
          </table:table-cell>
          <table:table-cell office:value-type="string">
            <text:p>Cache Hits</text:p>
          </table:table-cell>
          <table:table-cell office:value-type="string">
            <text:p>Cache Miss</text:p>
          </table:table-cell>
          <table:table-cell office:value-type="string">
            <text:p>Performace par rapport à l'ancien cycles de CPU (%)</text:p>
          </table:table-cell>
        </table:table-row>
        <table:table-row table:style-name="ro1">
          <table:table-cell table:style-name="ce1" office:value-type="string" table:number-columns-spanned="1" table:number-rows-spanned="4">
            <text:p>RISC</text:p>
          </table:table-cell>
          <table:table-cell table:style-name="ce3" office:value-type="string">
            <text:p>slow fixed</text:p>
          </table:table-cell>
          <table:table-cell table:style-name="ce3" office:value-type="float" office:value="334323372">
            <text:p>334323372</text:p>
          </table:table-cell>
          <table:table-cell table:style-name="ce3" office:value-type="string">
            <text:p>1671.62 msec</text:p>
          </table:table-cell>
          <table:table-cell table:style-name="ce3" office:value-type="string">
            <text:p>80.32%</text:p>
          </table:table-cell>
          <table:table-cell table:style-name="ce3" office:value-type="string">
            <text:p>19.68%</text:p>
          </table:table-cell>
          <table:table-cell/>
        </table:table-row>
        <table:table-row table:style-name="ro1">
          <table:covered-table-cell/>
          <table:table-cell office:value-type="string">
            <text:p>fast fixed (fused)</text:p>
          </table:table-cell>
          <table:table-cell office:value-type="float" office:value="302272110">
            <text:p>302272110</text:p>
          </table:table-cell>
          <table:table-cell office:value-type="string">
            <text:p>1511.36 msec</text:p>
          </table:table-cell>
          <table:table-cell office:value-type="string">
            <text:p>84.06%</text:p>
          </table:table-cell>
          <table:table-cell office:value-type="string">
            <text:p>15.94%</text:p>
          </table:table-cell>
          <table:table-cell/>
        </table:table-row>
        <table:table-row table:style-name="ro1">
          <table:covered-table-cell/>
          <table:table-cell office:value-type="string">
            <text:p>fast fixed (array)</text:p>
          </table:table-cell>
          <table:table-cell office:value-type="float" office:value="204851088">
            <text:p>204851088</text:p>
          </table:table-cell>
          <table:table-cell office:value-type="string">
            <text:p>1024.26 msec</text:p>
          </table:table-cell>
          <table:table-cell office:value-type="string">
            <text:p>95.57%</text:p>
          </table:table-cell>
          <table:table-cell office:value-type="string">
            <text:p>4.43%</text:p>
          </table:table-cell>
          <table:table-cell/>
        </table:table-row>
        <table:table-row table:style-name="ro2">
          <table:covered-table-cell/>
          <table:table-cell office:value-type="string">
            <text:p>fast fixed (short)</text:p>
          </table:table-cell>
          <table:table-cell office:value-type="float" office:value="204496883">
            <text:p>204496883</text:p>
          </table:table-cell>
          <table:table-cell office:value-type="string">
            <text:p>1022.48 msec</text:p>
          </table:table-cell>
          <table:table-cell office:value-type="string">
            <text:p>100.00%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VLIW 2</text:p>
          </table:table-cell>
          <table:table-cell table:style-name="ce3" office:value-type="string">
            <text:p>slow fixed</text:p>
          </table:table-cell>
          <table:table-cell table:style-name="ce3" office:value-type="float" office:value="268806597">
            <text:p>268806597</text:p>
          </table:table-cell>
          <table:table-cell table:style-name="ce3" office:value-type="string">
            <text:p>1344.03 msec</text:p>
          </table:table-cell>
          <table:table-cell table:style-name="ce3" office:value-type="string">
            <text:p>80.32%</text:p>
          </table:table-cell>
          <table:table-cell table:style-name="ce3" office:value-type="string">
            <text:p>19.68%</text:p>
          </table:table-cell>
          <table:table-cell table:formula="of:=100-([.C6]*100 / [.C2])" office:value-type="float" office:value="19.5968276486515">
            <text:p>19,5968276487</text:p>
          </table:table-cell>
        </table:table-row>
        <table:table-row table:style-name="ro1">
          <table:covered-table-cell/>
          <table:table-cell office:value-type="string">
            <text:p>fast fixed (fused)</text:p>
          </table:table-cell>
          <table:table-cell office:value-type="float" office:value="192325610">
            <text:p>192325610</text:p>
          </table:table-cell>
          <table:table-cell office:value-type="string">
            <text:p>961.628 msec</text:p>
          </table:table-cell>
          <table:table-cell office:value-type="string">
            <text:p>87.74%</text:p>
          </table:table-cell>
          <table:table-cell office:value-type="string">
            <text:p>12.26%</text:p>
          </table:table-cell>
          <table:table-cell table:formula="of:=100-([.C7]*100 / [.C3])" office:value-type="float" office:value="36.3733524737032">
            <text:p>36,3733524737</text:p>
          </table:table-cell>
        </table:table-row>
        <table:table-row table:style-name="ro1">
          <table:covered-table-cell/>
          <table:table-cell office:value-type="string">
            <text:p>fast fixed (array)</text:p>
          </table:table-cell>
          <table:table-cell office:value-type="float" office:value="137261994">
            <text:p>137261994</text:p>
          </table:table-cell>
          <table:table-cell office:value-type="string">
            <text:p>686.31 msec</text:p>
          </table:table-cell>
          <table:table-cell office:value-type="string">
            <text:p>95.57%</text:p>
          </table:table-cell>
          <table:table-cell office:value-type="string">
            <text:p>4.43%</text:p>
          </table:table-cell>
          <table:table-cell table:formula="of:=100-([.C8]*100 / [.C4])" office:value-type="float" office:value="32.9942567842256">
            <text:p>32,9942567842</text:p>
          </table:table-cell>
        </table:table-row>
        <table:table-row table:style-name="ro2">
          <table:covered-table-cell/>
          <table:table-cell office:value-type="string">
            <text:p>fast fixed (short)</text:p>
          </table:table-cell>
          <table:table-cell office:value-type="float" office:value="129727085">
            <text:p>129727085</text:p>
          </table:table-cell>
          <table:table-cell office:value-type="string">
            <text:p>648.635 msec</text:p>
          </table:table-cell>
          <table:table-cell office:value-type="string">
            <text:p>100.00%</text:p>
          </table:table-cell>
          <table:table-cell office:value-type="string">
            <text:p>0.00%</text:p>
          </table:table-cell>
          <table:table-cell table:formula="of:=100-([.C9]*100 / [.C5])" office:value-type="float" office:value="36.5628057030092">
            <text:p>36,562805703</text:p>
          </table:table-cell>
        </table:table-row>
        <table:table-row table:style-name="ro1">
          <table:table-cell table:style-name="ce1" office:value-type="string" table:number-columns-spanned="1" table:number-rows-spanned="4">
            <text:p>VLIW 4</text:p>
          </table:table-cell>
          <table:table-cell table:style-name="ce3" office:value-type="string">
            <text:p>slow fixed</text:p>
          </table:table-cell>
          <table:table-cell table:style-name="ce3" office:value-type="float" office:value="256720175">
            <text:p>256720175</text:p>
          </table:table-cell>
          <table:table-cell table:style-name="ce3" office:value-type="string">
            <text:p>1283.6 msec</text:p>
          </table:table-cell>
          <table:table-cell table:style-name="ce3" office:value-type="string">
            <text:p>80.59%</text:p>
          </table:table-cell>
          <table:table-cell table:style-name="ce3" office:value-type="string">
            <text:p>19.41%</text:p>
          </table:table-cell>
          <table:table-cell table:formula="of:=100-([.C10]*100 / [.C6])" office:value-type="float" office:value="4.49632640526303">
            <text:p>4,4963264053</text:p>
          </table:table-cell>
        </table:table-row>
        <table:table-row table:style-name="ro1">
          <table:covered-table-cell/>
          <table:table-cell office:value-type="string">
            <text:p>fast fixed (fused)</text:p>
          </table:table-cell>
          <table:table-cell office:value-type="float" office:value="169120408">
            <text:p>169120408</text:p>
          </table:table-cell>
          <table:table-cell office:value-type="string">
            <text:p>845.602 msec</text:p>
          </table:table-cell>
          <table:table-cell office:value-type="string">
            <text:p>87.88%</text:p>
          </table:table-cell>
          <table:table-cell office:value-type="string">
            <text:p>12.12%</text:p>
          </table:table-cell>
          <table:table-cell table:formula="of:=100-([.C11]*100 / [.C7])" office:value-type="float" office:value="12.0655808656996">
            <text:p>12,0655808657</text:p>
          </table:table-cell>
        </table:table-row>
        <table:table-row table:style-name="ro1">
          <table:covered-table-cell/>
          <table:table-cell office:value-type="string">
            <text:p>fast fixed (array)</text:p>
          </table:table-cell>
          <table:table-cell office:value-type="float" office:value="113215768">
            <text:p>113215768</text:p>
          </table:table-cell>
          <table:table-cell office:value-type="string">
            <text:p>566.079 msec</text:p>
          </table:table-cell>
          <table:table-cell office:value-type="string">
            <text:p>95.63%</text:p>
          </table:table-cell>
          <table:table-cell office:value-type="string">
            <text:p>4.37%</text:p>
          </table:table-cell>
          <table:table-cell table:formula="of:=100-([.C12]*100 / [.C8])" office:value-type="float" office:value="17.5184880382839">
            <text:p>17,5184880383</text:p>
          </table:table-cell>
        </table:table-row>
        <table:table-row table:style-name="ro2">
          <table:covered-table-cell table:style-name="Default"/>
          <table:table-cell office:value-type="string">
            <text:p>fast fixed (short)</text:p>
          </table:table-cell>
          <table:table-cell office:value-type="float" office:value="102612067">
            <text:p>102612067</text:p>
          </table:table-cell>
          <table:table-cell office:value-type="string">
            <text:p>513.06 msec</text:p>
          </table:table-cell>
          <table:table-cell office:value-type="string">
            <text:p>100.00%</text:p>
          </table:table-cell>
          <table:table-cell office:value-type="string">
            <text:p>0.00%</text:p>
          </table:table-cell>
          <table:table-cell table:formula="of:=100-([.C13]*100 / [.C9])" office:value-type="float" office:value="20.9015858176417">
            <text:p>20,90158581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10/04/2015</text:date>, <text:time>12:4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1:25:55.274244477</meta:creation-date>
    <dc:date>2015-04-10T12:42:47</dc:date>
    <meta:editing-duration>PT1H52M53S</meta:editing-duration>
    <meta:editing-cycles>29</meta:editing-cycles>
    <meta:generator>OpenOffice/4.1.1$Unix OpenOffice.org_project/411m6$Build-9775</meta:generator>
    <dc:creator>Istic Istic</dc:creator>
    <meta:document-statistic meta:table-count="1" meta:cell-count="76" meta:object-count="0"/>
  </office:meta>
</office:document-meta>
</file>